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_replay____test_best_scores_other_metric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649717514124294" calcext:value-type="float">
            <text:p>0.649717514124294</text:p>
          </table:table-cell>
          <table:table-cell office:value-type="float" office:value="0.627408993576017" calcext:value-type="float">
            <text:p>0.627408993576017</text:p>
          </table:table-cell>
          <table:table-cell office:value-type="float" office:value="0.682983682983683" calcext:value-type="float">
            <text:p>0.682983682983683</text:p>
          </table:table-cell>
          <table:table-cell office:value-type="float" office:value="0.654017857142857" calcext:value-type="float">
            <text:p>0.654017857142857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72316384180791" calcext:value-type="float">
            <text:p>0.672316384180791</text:p>
          </table:table-cell>
          <table:table-cell office:value-type="float" office:value="0.64818763326226" calcext:value-type="float">
            <text:p>0.64818763326226</text:p>
          </table:table-cell>
          <table:table-cell office:value-type="float" office:value="0.708624708624709" calcext:value-type="float">
            <text:p>0.708624708624709</text:p>
          </table:table-cell>
          <table:table-cell office:value-type="float" office:value="0.67706013363029" calcext:value-type="float">
            <text:p>0.67706013363029</text:p>
          </table:table-cell>
          <table:table-cell table:formula="of:=[.A3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670056497175141" calcext:value-type="float">
            <text:p>0.670056497175141</text:p>
          </table:table-cell>
          <table:table-cell office:value-type="float" office:value="0.687671232876712" calcext:value-type="float">
            <text:p>0.687671232876712</text:p>
          </table:table-cell>
          <table:table-cell office:value-type="float" office:value="0.585081585081585" calcext:value-type="float">
            <text:p>0.585081585081585</text:p>
          </table:table-cell>
          <table:table-cell office:value-type="float" office:value="0.632241813602015" calcext:value-type="float">
            <text:p>0.632241813602015</text:p>
          </table:table-cell>
          <table:table-cell table:formula="of:=[.A4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659887005649718" calcext:value-type="float">
            <text:p>0.659887005649718</text:p>
          </table:table-cell>
          <table:table-cell office:value-type="float" office:value="0.641592920353982" calcext:value-type="float">
            <text:p>0.641592920353982</text:p>
          </table:table-cell>
          <table:table-cell office:value-type="float" office:value="0.675990675990676" calcext:value-type="float">
            <text:p>0.675990675990676</text:p>
          </table:table-cell>
          <table:table-cell office:value-type="float" office:value="0.658342792281498" calcext:value-type="float">
            <text:p>0.658342792281498</text:p>
          </table:table-cell>
          <table:table-cell table:formula="of:=[.A5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670056497175141" calcext:value-type="float">
            <text:p>0.670056497175141</text:p>
          </table:table-cell>
          <table:table-cell office:value-type="float" office:value="0.664268585131894" calcext:value-type="float">
            <text:p>0.664268585131894</text:p>
          </table:table-cell>
          <table:table-cell office:value-type="float" office:value="0.645687645687646" calcext:value-type="float">
            <text:p>0.645687645687646</text:p>
          </table:table-cell>
          <table:table-cell office:value-type="float" office:value="0.6548463356974" calcext:value-type="float">
            <text:p>0.6548463356974</text:p>
          </table:table-cell>
          <table:table-cell table:formula="of:=[.A6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640677966101695" calcext:value-type="float">
            <text:p>0.640677966101695</text:p>
          </table:table-cell>
          <table:table-cell office:value-type="float" office:value="0.608187134502924" calcext:value-type="float">
            <text:p>0.608187134502924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662420382165605" calcext:value-type="float">
            <text:p>0.662420382165605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68361581920904" calcext:value-type="float">
            <text:p>0.68361581920904</text:p>
          </table:table-cell>
          <table:table-cell office:value-type="float" office:value="0.660907127429806" calcext:value-type="float">
            <text:p>0.660907127429806</text:p>
          </table:table-cell>
          <table:table-cell office:value-type="float" office:value="0.713286713286713" calcext:value-type="float">
            <text:p>0.713286713286713</text:p>
          </table:table-cell>
          <table:table-cell table:style-name="ce1" office:value-type="float" office:value="0.68609865470852" calcext:value-type="float">
            <text:p>0.68609865470852</text:p>
          </table:table-cell>
          <table:table-cell table:formula="of:=[.A8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682485875706215" calcext:value-type="float">
            <text:p>0.682485875706215</text:p>
          </table:table-cell>
          <table:table-cell office:value-type="float" office:value="0.687817258883249" calcext:value-type="float">
            <text:p>0.687817258883249</text:p>
          </table:table-cell>
          <table:table-cell office:value-type="float" office:value="0.631701631701632" calcext:value-type="float">
            <text:p>0.631701631701632</text:p>
          </table:table-cell>
          <table:table-cell office:value-type="float" office:value="0.658566221142163" calcext:value-type="float">
            <text:p>0.658566221142163</text:p>
          </table:table-cell>
          <table:table-cell table:formula="of:=[.A9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654237288135593" calcext:value-type="float">
            <text:p>0.654237288135593</text:p>
          </table:table-cell>
          <table:table-cell office:value-type="float" office:value="0.617142857142857" calcext:value-type="float">
            <text:p>0.617142857142857</text:p>
          </table:table-cell>
          <table:table-cell table:style-name="ce1" office:value-type="float" office:value="0.755244755244755" calcext:value-type="float">
            <text:p>0.755244755244755</text:p>
          </table:table-cell>
          <table:table-cell office:value-type="float" office:value="0.679245283018868" calcext:value-type="float">
            <text:p>0.679245283018868</text:p>
          </table:table-cell>
          <table:table-cell table:formula="of:=[.A10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table:style-name="ce1" office:value-type="float" office:value="0.689265536723164" calcext:value-type="float">
            <text:p>0.689265536723164</text:p>
          </table:table-cell>
          <table:table-cell table:style-name="ce1" office:value-type="float" office:value="0.715083798882682" calcext:value-type="float">
            <text:p>0.715083798882682</text:p>
          </table:table-cell>
          <table:table-cell office:value-type="float" office:value="0.596736596736597" calcext:value-type="float">
            <text:p>0.596736596736597</text:p>
          </table:table-cell>
          <table:table-cell office:value-type="float" office:value="0.650571791613723" calcext:value-type="float">
            <text:p>0.650571791613723</text:p>
          </table:table-cell>
          <table:table-cell table:formula="of:=[.A11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674576271186441" calcext:value-type="float">
            <text:p>0.674576271186441</text:p>
          </table:table-cell>
          <table:table-cell office:value-type="float" office:value="0.665882352941176" calcext:value-type="float">
            <text:p>0.665882352941176</text:p>
          </table:table-cell>
          <table:table-cell office:value-type="float" office:value="0.65967365967366" calcext:value-type="float">
            <text:p>0.65967365967366</text:p>
          </table:table-cell>
          <table:table-cell office:value-type="float" office:value="0.662763466042155" calcext:value-type="float">
            <text:p>0.662763466042155</text:p>
          </table:table-cell>
          <table:table-cell table:formula="of:=[.A12]" office:value-type="string" office:string-value="give_model_61" calcext:value-type="string">
            <text:p>give_model_6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55367231638418" calcext:value-type="float">
            <text:p>0.655367231638418</text:p>
          </table:table-cell>
          <table:table-cell office:value-type="float" office:value="0.633620689655172" calcext:value-type="float">
            <text:p>0.633620689655172</text:p>
          </table:table-cell>
          <table:table-cell office:value-type="float" office:value="0.685314685314685" calcext:value-type="float">
            <text:p>0.685314685314685</text:p>
          </table:table-cell>
          <table:table-cell office:value-type="float" office:value="0.658454647256439" calcext:value-type="float">
            <text:p>0.658454647256439</text:p>
          </table:table-cell>
          <table:table-cell table:formula="of:=[.A13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office:value-type="float" office:value="0.642937853107345" calcext:value-type="float">
            <text:p>0.642937853107345</text:p>
          </table:table-cell>
          <table:table-cell office:value-type="float" office:value="0.627539503386005" calcext:value-type="float">
            <text:p>0.627539503386005</text:p>
          </table:table-cell>
          <table:table-cell office:value-type="float" office:value="0.648018648018648" calcext:value-type="float">
            <text:p>0.648018648018648</text:p>
          </table:table-cell>
          <table:table-cell office:value-type="float" office:value="0.637614678899083" calcext:value-type="float">
            <text:p>0.637614678899083</text:p>
          </table:table-cell>
          <table:table-cell table:formula="of:=[.A14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658757062146893" calcext:value-type="float">
            <text:p>0.658757062146893</text:p>
          </table:table-cell>
          <table:table-cell office:value-type="float" office:value="0.638344226579521" calcext:value-type="float">
            <text:p>0.638344226579521</text:p>
          </table:table-cell>
          <table:table-cell office:value-type="float" office:value="0.682983682983683" calcext:value-type="float">
            <text:p>0.682983682983683</text:p>
          </table:table-cell>
          <table:table-cell office:value-type="float" office:value="0.65990990990991" calcext:value-type="float">
            <text:p>0.65990990990991</text:p>
          </table:table-cell>
          <table:table-cell table:formula="of:=[.A15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689265536723164" calcext:value-type="float">
            <text:p>0.689265536723164</text:p>
          </table:table-cell>
          <table:table-cell table:formula="of:=MAX([.C2:.C15])" office:value-type="float" office:value="0.715083798882682" calcext:value-type="float">
            <text:p>0.715083798882682</text:p>
          </table:table-cell>
          <table:table-cell table:formula="of:=MAX([.D2:.D15])" office:value-type="float" office:value="0.755244755244755" calcext:value-type="float">
            <text:p>0.755244755244755</text:p>
          </table:table-cell>
          <table:table-cell table:formula="of:=MAX([.E2:.E15])" office:value-type="float" office:value="0.68609865470852" calcext:value-type="float">
            <text:p>0.68609865470852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60" calcext:value-type="string">
            <text:p>give_model_60</text:p>
          </table:table-cell>
          <table:table-cell table:style-name="ce2" table:formula="of:=VLOOKUP([.C17];[.C2:.F15];4;0)" office:value-type="string" office:string-value="give_model_60" calcext:value-type="string">
            <text:p>give_model_60</text:p>
          </table:table-cell>
          <table:table-cell table:style-name="ce2" table:formula="of:=VLOOKUP([.D17];[.D2:.F15];3;0)" office:value-type="string" office:string-value="give_model_50001" calcext:value-type="string">
            <text:p>give_model_50001</text:p>
          </table:table-cell>
          <table:table-cell table:style-name="ce2" table:formula="of:=VLOOKUP([.E17];[.E2:.F15];2;0)" office:value-type="string" office:string-value="give_model_50" calcext:value-type="string">
            <text:p>give_model_50</text:p>
          </table:table-cell>
          <table:table-cell/>
        </table:table-row>
      </table:table>
      <table:named-expressions/>
      <table:database-ranges>
        <table:database-range table:name="__Anonymous_Sheet_DB__0" table:target-range-address="6_replay____test_best_scores_other_metrics.A1:6_replay____test_best_scores_other_metrics.E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22:34:36.514172991</dc:date>
    <meta:editing-duration>PT4M22S</meta:editing-duration>
    <meta:editing-cycles>4</meta:editing-cycles>
    <meta:generator>LibreOffice/6.0.7.3$Linux_X86_64 LibreOffice_project/00m0$Build-3</meta:generator>
    <meta:document-statistic meta:table-count="1" meta:cell-count="100" meta:object-count="0"/>
  </office:meta>
</office:document-meta>
</file>